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vo" svg:font-family="Arvo" style:font-pitch="variable"/>
    <style:font-face style:name="Droid Naskh Shift Alt" svg:font-family="'Droid Naskh Shift Alt'" style:font-pitch="variable"/>
    <style:font-face style:name="Gentium" svg:font-family="Gentium" style:font-pitch="variable"/>
    <style:font-face style:name="Latin Modern Mono Prop" svg:font-family="'Latin Modern Mono Prop'" style:font-pitch="variable"/>
    <style:font-face style:name="Lobster" svg:font-family="Lobster" style:font-pitch="variable"/>
    <style:font-face style:name="Raleway" svg:font-family="Raleway" style:font-pitch="variable"/>
    <style:font-face style:name="Roboto Slab" svg:font-family="'Roboto Slab'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eeeeee" draw:textarea-horizontal-align="justify" draw:textarea-vertical-align="middle" draw:auto-grow-height="false" fo:min-height="11.25cm" fo:min-width="12.3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000000" draw:marker-start-width="0.05cm" draw:marker-end-width="0.05cm" draw:fill="gradient" draw:fill-color="#eeeeee" draw:gradient-step-count="0" draw:opacity="15%" draw:textarea-horizontal-align="justify" draw:textarea-vertical-align="middle" draw:auto-grow-height="false" fo:min-height="6.45cm" fo:min-width="1.1cm" fo:padding-top="0.125cm" fo:padding-bottom="0.125cm" fo:padding-left="0.25cm" fo:padding-right="0.25cm" draw:shadow="hidden" draw:shadow-opacity="15%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min-height="2.382cm" fo:min-width="3.779cm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width="0.2cm" svg:stroke-color="#000000" draw:marker-start-width="0.5cm" draw:marker-end-width="0.5cm" draw:fill="solid" draw:fill-color="#ffd320" draw:textarea-horizontal-align="justify" draw:textarea-vertical-align="middle" draw:auto-grow-height="false" fo:min-height="1.534cm" fo:min-width="1.621cm" fo:padding-top="0.225cm" fo:padding-bottom="0.225cm" fo:padding-left="0.35cm" fo:padding-right="0.35cm" draw:shadow="hidden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72cm" fo:min-width="0.177cm" draw:shadow="hidden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35cm" fo:min-width="0.398cm" draw:shadow="hidden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38cm" fo:min-width="0cm" draw:shadow="hidden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12cm" fo:min-width="0cm" draw:shadow="hidden"/>
    </style:style>
    <style:style style:name="gr9" style:family="graphic" style:parent-style-name="objectwithoutfill">
      <style:graphic-properties svg:stroke-width="0.1cm" draw:marker-start-width="0.35cm" draw:marker-end-width="0.35cm" draw:fill="none" draw:fill-color="#ffffcc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none" svg:stroke-width="0cm" draw:marker-start-width="0cm" draw:marker-end-width="0cm" draw:fill="solid" draw:fill-color="#ffffff" draw:textarea-horizontal-align="justify" draw:textarea-vertical-align="middle" draw:auto-grow-height="false" fo:min-height="0.013cm" fo:min-width="0cm" fo:padding-top="0.125cm" fo:padding-bottom="0.125cm" fo:padding-left="0.25cm" fo:padding-right="0.25cm" draw:shadow="hidden"/>
    </style:style>
    <style:style style:name="gr11" style:family="graphic" style:parent-style-name="objectwithoutfill">
      <style:graphic-properties svg:stroke-width="0.1cm" draw:marker-start-width="0.05cm" draw:marker-end-width="0.05cm" draw:fill="none" draw:fill-color="#ffffcc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cm" svg:stroke-color="#000000" draw:marker-start-width="0.05cm" draw:marker-end-width="0.05cm" draw:fill="solid" draw:fill-color="#ff950e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13" style:family="graphic" style:parent-style-name="objectwithoutfill">
      <style:graphic-properties svg:stroke-width="0.1cm" draw:marker-start-width="0.05cm" draw:marker-end-width="0.05cm" draw:fill="solid" draw:fill-color="#000000" draw:textarea-vertical-align="middle" fo:padding-top="0.175cm" fo:padding-bottom="0.175cm" fo:padding-left="0.3cm" fo:padding-right="0.3cm" draw:shadow="hidden"/>
    </style:style>
    <style:style style:name="gr14" style:family="graphic" style:parent-style-name="standard">
      <style:graphic-properties svg:stroke-width="0.1cm" svg:stroke-color="#000000" draw:marker-start-width="0.05cm" draw:marker-end-width="0.05cm" draw:fill="solid" draw:fill-color="#000000" draw:textarea-horizontal-align="justify" draw:textarea-vertical-align="middle" draw:auto-grow-height="false" fo:min-height="6.85cm" fo:min-width="0.452cm" fo:padding-top="0.175cm" fo:padding-bottom="0.175cm" fo:padding-left="0.3cm" fo:padding-right="0.3cm" draw:shadow="hidden"/>
    </style:style>
    <style:style style:name="gr15" style:family="graphic" style:parent-style-name="objectwithoutfill">
      <style:graphic-properties svg:stroke-width="0.1cm" draw:marker-start-width="0.2cm" draw:marker-end-width="0.2cm" draw:fill="solid" draw:fill-color="#000000" draw:textarea-vertical-align="middle" fo:padding-top="0.175cm" fo:padding-bottom="0.175cm" fo:padding-left="0.3cm" fo:padding-right="0.3cm" draw:shadow="hidden"/>
    </style:style>
    <style:style style:name="gr16" style:family="graphic" style:parent-style-name="objectwithoutfill">
      <style:graphic-properties svg:stroke-width="0.1cm" draw:fill="solid" draw:fill-color="#000000" draw:textarea-vertical-align="middle" fo:padding-top="0.175cm" fo:padding-bottom="0.175cm" fo:padding-left="0.3cm" fo:padding-right="0.3cm" draw:shadow="hidden"/>
    </style:style>
    <style:style style:name="gr17" style:family="graphic" style:parent-style-name="objectwithoutfill">
      <style:graphic-properties svg:stroke-width="0.1cm" draw:fill="none" draw:fill-color="#ffffcc" draw:textarea-vertical-align="middle" fo:padding-top="0.175cm" fo:padding-bottom="0.175cm" fo:padding-left="0.3cm" fo:padding-right="0.3cm" draw:shadow="hidden"/>
    </style:style>
    <style:style style:name="gr18" style:family="graphic" style:parent-style-name="objectwithoutfill">
      <style:graphic-properties svg:stroke-width="0cm" draw:marker-start-width="0.05cm" draw:marker-end-width="0.05cm" draw:fill="none" draw:fill-color="#ffffcc" draw:textarea-vertical-align="middle" fo:padding-top="0.125cm" fo:padding-bottom="0.125cm" fo:padding-left="0.25cm" fo:padding-right="0.25cm" draw:shadow="hidden"/>
    </style:style>
    <style:style style:name="gr19" style:family="graphic" style:parent-style-name="standard">
      <style:graphic-properties svg:stroke-width="0cm" svg:stroke-color="#000000" draw:marker-start-width="0.05cm" draw:marker-end-width="0.05cm" draw:fill="gradient" draw:fill-color="#eeeeee" draw:gradient-step-count="0" draw:opacity="15%" draw:textarea-horizontal-align="justify" draw:textarea-vertical-align="middle" draw:auto-grow-height="false" fo:min-height="7.65cm" fo:min-width="6.7cm" fo:padding-top="0.125cm" fo:padding-bottom="0.125cm" fo:padding-left="0.25cm" fo:padding-right="0.25cm" draw:shadow="hidden" draw:shadow-opacity="15%"/>
    </style:style>
    <style:style style:name="gr20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48cm" fo:min-width="0cm" fo:padding-top="0.225cm" fo:padding-bottom="0.225cm" fo:padding-left="0.35cm" fo:padding-right="0.35cm" draw:shadow="hidden"/>
    </style:style>
    <style:style style:name="gr21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11cm" fo:min-width="0cm" fo:padding-top="0.225cm" fo:padding-bottom="0.225cm" fo:padding-left="0.35cm" fo:padding-right="0.35cm" draw:shadow="hidden"/>
    </style:style>
    <style:style style:name="gr22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12cm" fo:min-width="0.011cm" fo:padding-top="0.225cm" fo:padding-bottom="0.225cm" fo:padding-left="0.35cm" fo:padding-right="0.35cm" draw:shadow="hidden"/>
    </style:style>
    <style:style style:name="gr23" style:family="graphic" style:parent-style-name="objectwithoutfill">
      <style:graphic-properties svg:stroke-width="0.1cm" svg:stroke-color="#000000" draw:marker-start-width="0.2cm" draw:marker-end-width="0.2cm" draw:fill="solid" draw:fill-color="#ff950e" draw:textarea-vertical-align="middle" fo:padding-top="0.175cm" fo:padding-bottom="0.175cm" fo:padding-left="0.3cm" fo:padding-right="0.3cm" draw:shadow="hidden"/>
    </style:style>
    <style:style style:name="gr2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Arvo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rv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cm" svg:height="11.6cm" svg:x="7.4cm" svg:y="2.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1.929cm" svg:height="3.337cm" svg:x="13.739cm" svg:y="4.093cm" svg:viewBox="0 0 1930 3338" svg:d="M370 3338c-211-423-370-1051-370-1527 53-529 0-212 159-635 264-476 423-529 476-529 529-582 899-846 1217-476 211 635-53 1157-265 1898-88 370-176 740-264 1111-89 0-177 0-265 0-123 35-247 70-370 106-106 17-212 35-318 52z">
          <text:p/>
        </draw:path>
        <draw:path draw:style-name="gr3" draw:text-style-name="P1" draw:layer="layout" svg:width="6.191cm" svg:height="3.862cm" svg:x="12.309cm" svg:y="7.28cm" svg:viewBox="0 0 6192 3863" svg:d="M3095 0c1755 0 3096 836 3096 1930s-1341 1931-3096 1931-3095-837-3095-1931 1340-1930 3095-1930zM0 0zM6192 3863z">
          <text:p/>
        </draw:path>
        <draw:path draw:style-name="gr4" draw:text-style-name="P1" draw:layer="layout" svg:width="3.281cm" svg:height="2.804cm" svg:x="10.704cm" svg:y="6.836cm" svg:viewBox="0 0 3282 2805" svg:d="M1640 0c930-16 1641 578 1641 1373s-710 1415-1640 1432c-930 16-1640-578-1641-1373 0-795 710-1415 1640-1432zM0 30zM3282 2777z">
          <text:p/>
        </draw:path>
        <draw:path draw:style-name="gr5" draw:text-style-name="P1" draw:layer="layout" svg:width="1.013cm" svg:height="1.614cm" svg:x="10.807cm" svg:y="6.306cm" svg:viewBox="0 0 1014 1615" svg:d="M732 160c255 91 354 441 226 807s-422 577-677 487c-255-91-353-441-225-807 128-367 420-578 676-487zM281 0zM733 1615z">
          <text:p/>
        </draw:path>
        <draw:path draw:style-name="gr6" draw:text-style-name="P1" draw:layer="layout" svg:width="1.392cm" svg:height="2.288cm" svg:x="11.72cm" svg:y="5.944cm" svg:viewBox="0 0 1393 2289" svg:d="M1058 234c334 133 434 628 229 1144s-617 808-952 675-434-628-229-1144 617-807 952-675zM468 0zM926 2289z">
          <text:p/>
        </draw:path>
        <draw:path draw:style-name="gr7" draw:text-style-name="P1" draw:layer="layout" svg:width="0.37cm" svg:height="0.688cm" svg:x="11.094cm" svg:y="6.955cm" svg:viewBox="0 0 371 689" svg:d="M184 0c104 0 185 149 185 344s-81 344-185 344-184-149-184-344 80-344 184-344zM0 0zM371 689z">
          <text:p/>
        </draw:path>
        <draw:path draw:style-name="gr8" draw:text-style-name="P1" draw:layer="layout" svg:width="0.582cm" svg:height="0.794cm" svg:x="11.993cm" svg:y="6.955cm" svg:viewBox="0 0 583 795" svg:d="M291 0c165 0 291 172 291 397s-126 397-291 397-291-172-291-397 126-397 291-397zM0 0zM583 795z">
          <text:p/>
        </draw:path>
        <draw:path draw:style-name="gr9" draw:text-style-name="P1" draw:layer="layout" svg:width="1.851cm" svg:height="0.659cm" svg:x="11.252cm" svg:y="8.278cm" svg:viewBox="0 0 1852 660" svg:d="M0 317c1376 900 1217-247 1852-317">
          <text:p/>
        </draw:path>
        <draw:path draw:style-name="gr10" draw:text-style-name="P1" draw:layer="layout" svg:width="0.265cm" svg:height="0.371cm" svg:x="11.304cm" svg:y="7.007cm" svg:viewBox="0 0 266 372" svg:d="M132 0c75 0 133 80 133 185s-58 186-133 186-132-81-132-186 57-185 132-185zM0 0zM266 372z">
          <text:p/>
        </draw:path>
        <draw:path draw:style-name="gr10" draw:text-style-name="P1" draw:layer="layout" svg:width="0.265cm" svg:height="0.371cm" svg:x="12.309cm" svg:y="7.007cm" svg:viewBox="0 0 266 372" svg:d="M132 0c75 0 133 80 133 185s-58 186-133 186-132-81-132-186 57-185 132-185zM0 0zM266 372z">
          <text:p/>
        </draw:path>
        <draw:path draw:style-name="gr9" draw:text-style-name="P1" draw:layer="layout" svg:width="0.158cm" svg:height="0.264cm" svg:x="13.051cm" svg:y="8.119cm" svg:viewBox="0 0 159 265" svg:d="M0 0c106 106 141 141 159 265">
          <text:p/>
        </draw:path>
        <draw:path draw:style-name="gr11" draw:text-style-name="P1" draw:layer="layout" svg:width="0.426cm" svg:height="1.692cm" svg:x="11.407cm" svg:y="4.733cm" svg:viewBox="0 0 427 1693" svg:d="M57 1693c-106-794-106-1058 370-1693">
          <text:p/>
        </draw:path>
        <draw:path draw:style-name="gr11" draw:text-style-name="P1" draw:layer="layout" svg:width="0.792cm" svg:height="1.427cm" svg:x="12.734cm" svg:y="4.733cm" svg:viewBox="0 0 793 1428" svg:d="M53 1428c-265-899 546-846 740-1428">
          <text:p/>
        </draw:path>
        <draw:path draw:style-name="gr12" draw:text-style-name="P1" draw:layer="layout" svg:width="0.371cm" svg:height="0.317cm" svg:x="11.78cm" svg:y="4.468cm" svg:viewBox="0 0 372 318" svg:d="M185 0c105 0 186 68 186 158s-81 159-186 159-185-69-185-159 80-158 185-158zM0 0zM372 318z">
          <text:p/>
        </draw:path>
        <draw:path draw:style-name="gr12" draw:text-style-name="P1" draw:layer="layout" svg:width="0.477cm" svg:height="0.37cm" svg:x="13.42cm" svg:y="4.363cm" svg:viewBox="0 0 478 371" svg:d="M238 0c135 0 239 80 239 184s-104 185-239 185-238-81-238-185 103-184 238-184zM0 0zM478 371z">
          <text:p/>
        </draw:path>
        <draw:path draw:style-name="gr13" draw:text-style-name="P1" draw:layer="layout" svg:width="1.057cm" svg:height="1.163cm" svg:x="12.416cm" svg:y="9.283cm" svg:viewBox="0 0 1058 1164" svg:d="M1058 0c-370 265-705 335-1058 423 317 582 459 547 582 741 159-388 317-776 476-1164z">
          <text:p/>
        </draw:path>
        <draw:path draw:style-name="gr14" draw:text-style-name="P1" draw:layer="layout" svg:width="1.81cm" svg:height="3.7cm" svg:x="13.58cm" svg:y="7.299cm" svg:viewBox="0 0 1811 3701" svg:d="M0 3495c331-1226 953-2116 900-3439 164 103 735-132 899-29 103 1322-509 2563-879 3674-165-103-755-103-920-206z">
          <text:p/>
        </draw:path>
        <draw:path draw:style-name="gr14" draw:text-style-name="P1" draw:layer="layout" svg:width="1.653cm" svg:height="3.785cm" svg:x="15.326cm" svg:y="7.326cm" svg:viewBox="0 0 1654 3786" svg:d="M0 3756c331-1225 899-2433 847-3756 164 103 629 108 793 212 103 1322-370 2433-741 3544-164-103-734 104-899 0z">
          <text:p/>
        </draw:path>
        <draw:path draw:style-name="gr14" draw:text-style-name="P1" draw:layer="layout" svg:width="1.324cm" svg:height="3.055cm" svg:x="16.858cm" svg:y="7.855cm" svg:viewBox="0 0 1325 3056" svg:d="M0 3056c331-1225 796-1733 743-3056 164 103 476 265 582 529-265 1270-161 1046-531 2157-157 65-633 330-794 370z">
          <text:p/>
        </draw:path>
        <draw:path draw:style-name="gr15" draw:text-style-name="P1" draw:layer="layout" svg:width="0.92cm" svg:height="0.164cm" svg:x="18.479cm" svg:y="9.336cm" svg:viewBox="0 0 921 165" svg:d="M22 0c-53 212-53 159 529 159 106-106 317-106 370-159-300 0-600 0-899 0z">
          <text:p/>
        </draw:path>
        <draw:path draw:style-name="gr16" draw:text-style-name="P1" draw:layer="layout" svg:width="0.276cm" svg:height="1.271cm" svg:x="18.2cm" svg:y="8.756cm" svg:viewBox="0 0 277 1272" svg:d="M178 268c6-87 12-175 18-262 6-1 12-1 18-2-7-1-14-3-21-4 6 1 12 1 18 2 0 1 1 2 1 3-4 1-8 1-12 2 2 2 5 5 7 7 2 3 4 5 6 8 2 4 3 7 5 10 3 9 7 17 10 25 2 10 5 20 7 30 2 12 4 24 6 36 1 13 2 27 4 40 1 30 2 61 3 91-1 34-1 68-2 102 10 47 20 93 31 140-11 39-22 78-33 117-5 17-10 34-15 51-3 43-5 86-7 129-14 19-27 38-40 57 5 9 11 18 16 27-10 5-20 10-29 15-1 1-2 3-2 4-1 1-2 2-2 3-1 1-1 2-2 3h-1c0 0 0 1-1 1h-1-1c11-2 21-3 31-5-12 10-25 19-37 28 8 7 16 14 24 22-7 16-15 32-23 48-11 16-23 31-35 47-6 15-12 31-18 47-16 14-32 28-47 42-8 15-15 31-23 46-3 8-6 15-10 23-3 8-6 16-8 23-3 8-5 16-8 24-1 8-3 16-5 24 18-105 35-211 53-317s35-212 53-317c24-124 48-247 72-370z">
          <text:p/>
        </draw:path>
        <draw:path draw:style-name="gr17" draw:text-style-name="P1" draw:layer="layout" svg:width="0.211cm" svg:height="0cm" svg:x="18.448cm" svg:y="9.495cm" svg:viewBox="0 0 212 0" svg:d="M0 0c71 0 141 0 212 0">
          <text:p/>
        </draw:path>
        <draw:path draw:style-name="gr18" draw:text-style-name="P1" draw:layer="layout" svg:width="0.269cm" svg:height="-0.001cm" draw:transform="rotate (2.94419591518923) translate (11.6755659582944cm 4.57452068851166cm)" svg:viewBox="0 0 270 0" svg:d="M0 0c90 0 180 0 270 0">
          <text:p/>
        </draw:path>
        <draw:path draw:style-name="gr18" draw:text-style-name="P1" draw:layer="layout" svg:width="0.284cm" svg:height="-0.001cm" draw:transform="rotate (1.95127810372966) translate (11.8342807591174cm 4.36289465142907cm)" svg:viewBox="0 0 285 0" svg:d="M0 0c95 0 190 0 285 0">
          <text:p/>
        </draw:path>
        <draw:path draw:style-name="gr18" draw:text-style-name="P1" draw:layer="layout" svg:width="0.384cm" svg:height="-0.001cm" draw:transform="rotate (1.291718179401) translate (12.0985344284524cm 4.36280944902894cm)" svg:viewBox="0 0 385 0" svg:d="M0 0c128 0 257 0 385 0">
          <text:p/>
        </draw:path>
        <draw:path draw:style-name="gr18" draw:text-style-name="P1" draw:layer="layout" svg:width="0.373cm" svg:height="-0.001cm" draw:transform="rotate (0.142244334037538) translate (12.2575439232023cm 4.52161329469299cm)" svg:viewBox="0 0 374 0" svg:d="M0 0c125 0 249 0 374 0">
          <text:p/>
        </draw:path>
        <draw:path draw:style-name="gr18" draw:text-style-name="P1" draw:layer="layout" svg:width="0.338cm" svg:height="0cm" draw:transform="rotate (-0.676664150998201) translate (12.2050448240505cm 4.78564073213256cm)" svg:viewBox="0 0 339 1" svg:d="M0 1c113-1 226-1 339-1">
          <text:p/>
        </draw:path>
        <draw:path draw:style-name="gr18" draw:text-style-name="P1" draw:layer="layout" svg:width="0.269cm" svg:height="-0.001cm" draw:transform="rotate (-1.76889119689625) translate (11.9931934793411cm 4.89199999686526cm)" svg:viewBox="0 0 270 0" svg:d="M0 0c90 0 180 0 270 0">
          <text:p/>
        </draw:path>
        <draw:path draw:style-name="gr18" draw:text-style-name="P1" draw:layer="layout" svg:width="0.236cm" svg:height="-0.001cm" draw:transform="rotate (-2.6778586713349) translate (13.3685926462597cm 4.68033454084405cm)" svg:viewBox="0 0 237 0" svg:d="M0 0c79 0 158 0 237 0">
          <text:p/>
        </draw:path>
        <draw:path draw:style-name="gr18" draw:text-style-name="P1" draw:layer="layout" svg:width="0.321cm" svg:height="-0.001cm" draw:transform="rotate (2.97648450635113) translate (13.3685926462597cm 4.41579913059228cm)" svg:viewBox="0 0 322 0" svg:d="M0 0c107 0 215 0 322 0">
          <text:p/>
        </draw:path>
        <draw:path draw:style-name="gr18" draw:text-style-name="P1" draw:layer="layout" svg:width="0.236cm" svg:height="0cm" draw:transform="rotate (2.0306905846954) translate (13.4736110117366cm 4.25747205708983cm)" svg:viewBox="0 0 237 1" svg:d="M0 1c79 0 158-1 237-1">
          <text:p/>
        </draw:path>
        <draw:path draw:style-name="gr18" draw:text-style-name="P1" draw:layer="layout" svg:width="0.269cm" svg:height="-0.001cm" draw:transform="rotate (1.37270145669354) translate (13.7387572542217cm 4.25704075662143cm)" svg:viewBox="0 0 270 0" svg:d="M0 0c90 0 180 0 270 0">
          <text:p/>
        </draw:path>
        <draw:path draw:style-name="gr18" draw:text-style-name="P1" draw:layer="layout" svg:width="0.338cm" svg:height="0cm" draw:transform="rotate (0.676664150998201) translate (13.9505705488136cm 4.41579913059229cm)" svg:viewBox="0 0 339 1" svg:d="M0 0c113 0 226 0 339 1">
          <text:p/>
        </draw:path>
        <draw:path draw:style-name="gr18" draw:text-style-name="P1" draw:layer="layout" svg:width="0.435cm" svg:height="0cm" draw:transform="rotate (-0.242775298952411) translate (14.003477630864cm 4.57452037674334cm)" svg:viewBox="0 0 436 1" svg:d="M0 0c145 0 291 1 436 1">
          <text:p/>
        </draw:path>
        <draw:path draw:style-name="gr18" draw:text-style-name="P1" draw:layer="layout" svg:width="0.223cm" svg:height="0cm" draw:transform="rotate (-0.788539756051038) translate (13.898163667494cm 4.78565163723553cm)" svg:viewBox="0 0 224 1" svg:d="M0 1c75-1 150-1 224-1">
          <text:p/>
        </draw:path>
        <draw:path draw:style-name="gr18" draw:text-style-name="P1" draw:layer="layout" svg:width="0.316cm" svg:height="0cm" draw:transform="rotate (-1.5707963267949) translate (13.6860351385619cm 4.83905578699511cm)" svg:viewBox="0 0 317 0" svg:d="M0 0c106 0 212 0 317 0">
          <text:p/>
        </draw:path>
        <draw:path draw:style-name="gr18" draw:text-style-name="P1" draw:layer="layout" svg:width="0.121cm" svg:height="1.11cm" svg:x="14.78cm" svg:y="6.056cm" svg:viewBox="0 0 122 1111" svg:d="M122 1111c-35-176-70-353-105-529-53-317 35-388 53-582">
          <text:p/>
        </draw:path>
        <draw:path draw:style-name="gr18" draw:text-style-name="P1" draw:layer="layout" svg:width="0.211cm" svg:height="1.004cm" svg:x="14.215cm" svg:y="6.215cm" svg:viewBox="0 0 212 1005" svg:d="M212 1005c-53-688-212-529-212-1005">
          <text:p/>
        </draw:path>
        <draw:path draw:style-name="gr19" draw:text-style-name="P1" draw:layer="layout" svg:width="2.971cm" svg:height="3.469cm" svg:x="15.009cm" svg:y="4.437cm" svg:viewBox="0 0 2972 3470" svg:d="M0 3470c1481-3439 406-1192 1111-2479 794-1164 1587-1429 1852-106 106 2539-723 1368-2434 2585-176 0-353 0-529 0z">
          <text:p/>
        </draw:path>
        <draw:path draw:style-name="gr18" draw:text-style-name="P1" draw:layer="layout" svg:width="1.216cm" svg:height="1.851cm" svg:x="15.538cm" svg:y="5.95cm" svg:viewBox="0 0 1217 1852" svg:d="M0 1852c212-529-53-53 317-582 582-1270 388-723 900-1270">
          <text:p/>
        </draw:path>
        <draw:path draw:style-name="gr18" draw:text-style-name="P1" draw:layer="layout" svg:width="1.745cm" svg:height="1.322cm" svg:x="15.908cm" svg:y="6.215cm" svg:viewBox="0 0 1746 1323" svg:d="M0 1323c212-529 159 0 529-529 582-1270 529-318 1217-794">
          <text:p/>
        </draw:path>
        <draw:path draw:style-name="gr18" draw:text-style-name="P1" draw:layer="layout" svg:width="1.269cm" svg:height="0.634cm" svg:x="14.427cm" svg:y="3.365cm" svg:viewBox="0 0 1270 635" svg:d="M0 635c265-159 388-176 582-265 229-123 212-317 688-370">
          <text:p/>
        </draw:path>
        <draw:path draw:style-name="gr18" draw:text-style-name="P1" draw:layer="layout" svg:width="1.322cm" svg:height="0.74cm" svg:x="14.162cm" svg:y="3.1cm" svg:viewBox="0 0 1323 741" svg:d="M0 741c370-152 494-247 741-371 194-123 264-317 582-370">
          <text:p/>
        </draw:path>
        <draw:path draw:style-name="gr18" draw:text-style-name="P1" draw:layer="layout" svg:width="0.74cm" svg:height="0.846cm" svg:x="17.39cm" svg:y="4.158cm" svg:viewBox="0 0 741 847" svg:d="M741 847c0-477-106-353-159-530-194-105-106-264-582-317">
          <text:p/>
        </draw:path>
        <draw:path draw:style-name="gr18" draw:text-style-name="P1" draw:layer="layout" svg:width="0.74cm" svg:height="0.846cm" svg:x="17.707cm" svg:y="3.999cm" svg:viewBox="0 0 741 847" svg:d="M741 847c0-477-106-353-159-530-194-105-106-264-582-317">
          <text:p/>
        </draw:path>
        <draw:path draw:style-name="gr20" draw:text-style-name="P1" draw:layer="layout" svg:width="0.846cm" svg:height="0.846cm" svg:x="15.5cm" svg:y="11.353cm" svg:viewBox="0 0 847 847" svg:d="M423 0c240 0 423 183 423 423s-183 423-423 423-423-183-423-423 183-423 423-423zM0 0zM847 847z">
          <text:p/>
        </draw:path>
        <draw:path draw:style-name="gr21" draw:text-style-name="P1" draw:layer="layout" svg:width="0.899cm" svg:height="0.793cm" svg:x="16.754cm" svg:y="11.194cm" svg:viewBox="0 0 900 794" svg:d="M449 0c255 0 450 171 450 396s-195 397-450 397-449-172-449-397 194-396 449-396zM0 0zM900 794z">
          <text:p/>
        </draw:path>
        <draw:path draw:style-name="gr22" draw:text-style-name="P1" draw:layer="layout" svg:width="1.005cm" svg:height="0.794cm" svg:x="17.971cm" svg:y="10.401cm" svg:viewBox="0 0 1006 795" svg:d="M502 0c285 0 503 172 503 397s-218 397-503 397-502-172-502-397 217-397 502-397zM0 0zM1006 795z">
          <text:p/>
        </draw:path>
        <draw:path draw:style-name="gr23" draw:text-style-name="P1" draw:layer="layout" svg:width="0.581cm" svg:height="1.537cm" svg:x="15.697cm" svg:y="9.815cm" svg:viewBox="0 0 582 1538" svg:d="M0 1538c0-317 385-1423 423-1534-1-1-3-3-5-4 20 19 39 38 58 57 35 53 71 105 106 158-212 265-296 1146-317 1270-89 18-177 35-265 53z">
          <text:p/>
        </draw:path>
        <draw:path draw:style-name="gr23" draw:text-style-name="P1" draw:layer="layout" svg:width="0.796cm" svg:height="0.528cm" svg:x="17.545cm" svg:y="9.925cm" svg:viewBox="0 0 797 529" svg:d="M532 529c-212-264-568-206-529-317-2-1 1-211 0-212 35 0 70 0 106 0 35 18 70 35 106 53 52 264 603 299 582 423-89 18-177 35-265 53z">
          <text:p/>
        </draw:path>
        <draw:path draw:style-name="gr23" draw:text-style-name="P1" draw:layer="layout" svg:width="0.423cm" svg:height="1.269cm" svg:x="16.808cm" svg:y="9.925cm" svg:viewBox="0 0 424 1270" svg:d="M159 1270c60-307-145-1053-106-1164-2-1-51-105-53-106 53 0 106 0 159 0 17 35 35 71 53 106-53 264 233 987 211 1111-88 17-176 35-264 53z">
          <text:p/>
        </draw:path>
        <draw:frame draw:style-name="gr24" draw:text-style-name="P2" draw:layer="layout" svg:width="11.516cm" svg:height="4.947cm" svg:x="7.784cm" svg:y="9.1cm">
          <draw:text-box>
            <text:p text:style-name="P2"><text:span text:style-name="T1">Very </text:span></text:p>
            <text:p text:style-name="P2"><text:span text:style-name="T1">Simple </text:span></text:p>
            <text:p text:style-name="P2"><text:span text:style-name="T1">Control Protoc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vo" svg:font-family="Arvo" style:font-pitch="variable"/>
    <style:font-face style:name="Droid Naskh Shift Alt" svg:font-family="'Droid Naskh Shift Alt'" style:font-pitch="variable"/>
    <style:font-face style:name="Gentium" svg:font-family="Gentium" style:font-pitch="variable"/>
    <style:font-face style:name="Latin Modern Mono Prop" svg:font-family="'Latin Modern Mono Prop'" style:font-pitch="variable"/>
    <style:font-face style:name="Lobster" svg:font-family="Lobster" style:font-pitch="variable"/>
    <style:font-face style:name="Raleway" svg:font-family="Raleway" style:font-pitch="variable"/>
    <style:font-face style:name="Roboto Slab" svg:font-family="'Roboto Slab'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Deep_20_Blu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e Hedman</meta:initial-creator>
    <meta:creation-date>2017-08-28T16:19:44.080407130</meta:creation-date>
    <dc:date>2017-08-28T21:41:41.040644823</dc:date>
    <dc:creator>Ake Hedman</dc:creator>
    <meta:editing-duration>PT3H48M14S</meta:editing-duration>
    <meta:editing-cycles>27</meta:editing-cycles>
    <meta:generator>LibreOffice/4.3.3.2$Linux_X86_64 LibreOffice_project/430m0$Build-2</meta:generator>
    <meta:document-statistic meta:object-count="53"/>
  </office:meta>
</office:document-meta>
</file>